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788cm" svg:height="8.318cm" svg:x="0.4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1T15:24:21.317797661</dc:date>
    <meta:editing-duration>PT3M45S</meta:editing-duration>
    <meta:editing-cycles>22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9cm" svg:height="8.319cm" xlink:href="." xlink:type="simple" chart:class="chart:scatter" chart:style-name="ch1">
        <chart:plot-area chart:style-name="ch2" chart:data-source-has-labels="both" svg:x="0.295cm" svg:y="0.166cm" svg:width="14.199cm" svg:height="7.987cm">
          <chart:coordinate-region svg:x="0.837cm" svg:y="0.365cm" svg:width="13.563cm" svg:height="7.589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38268343236509">
                <text:p>-0.38268343236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